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7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4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800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808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6.687cm" fo:min-width="1.8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tb-r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服务器整体结构：</text:p>
      <text:p text:style-name="Standard">1.世界，WORLD：为最大的逻辑体，每个世界是相互独立的，各自保存各自拥有玩家的数据，它们互相之间不共享数据。一个世界包含若干个线。</text:p>
      <text:p text:style-name="Standard">2.线，LOGIC。一个线是一个完整的逻辑服务结构，由链接进程connect_server、逻辑处理进程 logic_server、日志处理进程log_server、分发消息进程dispatch_server等组成。一个线的所有服务进程应单机部署。位于不同线的玩家互相不可见，但是可以传递消息。线与线之间的联系通过分发消息进程完成，不同线可以位于不同的物理服务器上。</text:p>
      <text:p text:style-name="Standard"/>
      <text:p text:style-name="Standard"><draw:custom-shape text:anchor-type="paragraph" draw:z-index="14" draw:style-name="gr3" svg:width="1.557cm" svg:height="0.234cm" svg:x="9.305cm" svg:y="7.297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3" draw:style-name="gr3" svg:width="1.297cm" svg:height="0.235cm" svg:x="5.39cm" svg:y="7.24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line text:anchor-type="paragraph" draw:z-index="12" draw:style-name="gr2" draw:text-style-name="P2" svg:x1="8.086cm" svg:y1="5.022cm" svg:x2="12.596cm" svg:y2="6.525cm"><text:p/></draw:line><draw:line text:anchor-type="paragraph" draw:z-index="11" draw:style-name="gr2" draw:text-style-name="P2" svg:x1="8.086cm" svg:y1="5.022cm" svg:x2="8.086cm" svg:y2="6.707cm"><text:p/></draw:line><draw:line text:anchor-type="paragraph" draw:z-index="10" draw:style-name="gr2" draw:text-style-name="P2" svg:x1="8.086cm" svg:y1="5.022cm" svg:x2="4.068cm" svg:y2="6.654cm"><text:p/></draw:line><draw:rect text:anchor-type="paragraph" draw:z-index="9" draw:style-name="gr1" draw:text-style-name="P2" svg:width="2.618cm" svg:height="1.193cm" svg:x="10.86cm" svg:y="6.525cm"><text:p text:style-name="P2">logic3</text:p></draw:rect><draw:rect text:anchor-type="paragraph" draw:z-index="8" draw:style-name="gr1" draw:text-style-name="P2" svg:width="2.618cm" svg:height="1.193cm" svg:x="2.773cm" svg:y="6.653cm"><text:p text:style-name="P2">logic1</text:p></draw:rect><draw:rect text:anchor-type="paragraph" draw:z-index="7" draw:style-name="gr1" draw:text-style-name="P2" svg:width="2.618cm" svg:height="1.193cm" svg:x="6.687cm" svg:y="6.706cm"><text:p text:style-name="P2">logic2</text:p></draw:rect><draw:line text:anchor-type="paragraph" draw:z-index="6" draw:style-name="gr2" draw:text-style-name="P2" svg:x1="7.955cm" svg:y1="2.171cm" svg:x2="12.18cm" svg:y2="3.7cm"><text:p/></draw:line><draw:line text:anchor-type="paragraph" draw:z-index="5" draw:style-name="gr2" draw:text-style-name="P2" svg:x1="7.955cm" svg:y1="2.171cm" svg:x2="8.214cm" svg:y2="3.725cm"><text:p/></draw:line><draw:line text:anchor-type="paragraph" draw:z-index="4" draw:style-name="gr2" draw:text-style-name="P2" svg:x1="7.955cm" svg:y1="2.171cm" svg:x2="3.912cm" svg:y2="3.725cm"><text:p/></draw:line><draw:rect text:anchor-type="paragraph" draw:z-index="3" draw:style-name="gr1" draw:text-style-name="P2" svg:width="2.49cm" svg:height="1.297cm" svg:x="2.693cm" svg:y="3.725cm"><text:p text:style-name="P2">world</text:p></draw:rect><draw:rect text:anchor-type="paragraph" draw:z-index="2" draw:style-name="gr1" draw:text-style-name="P2" svg:width="2.49cm" svg:height="1.297cm" svg:x="10.807cm" svg:y="3.701cm"><text:p text:style-name="P2">world</text:p></draw:rect><draw:rect text:anchor-type="paragraph" draw:z-index="1" draw:style-name="gr1" draw:text-style-name="P2" svg:width="2.49cm" svg:height="1.297cm" svg:x="6.816cm" svg:y="3.725cm"><text:p text:style-name="P2">world</text:p></draw:rect><draw:ellipse text:anchor-type="paragraph" draw:z-index="0" draw:style-name="gr1" draw:text-style-name="P2" svg:width="2.257cm" svg:height="1.426cm" svg:x="6.944cm" svg:y="0.746cm"><text:p text:style-name="P2">游戏</text:p></draw:ellipse> <text:span text:style-name="T1">整体架构：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1" draw:style-name="gr4" draw:text-style-name="P2" svg:width="1.218cm" svg:height="1.218cm" svg:x="10.211cm" svg:y="0.305cm"><text:p text:style-name="P2">D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style-name="gr4" svg:width="2.543cm" svg:height="1.452cm" svg:x="13.839cm" svg:y="0.152cm"><text:p>dispatch_server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31" draw:style-name="gr10" draw:text-style-name="P2" svg:x1="6.893cm" svg:y1="2.06cm" svg:x2="10.909cm" svg:y2="0.365cm"><text:p/></draw:line></text:p>
      <text:p text:style-name="P1"><draw:line text:anchor-type="paragraph" draw:z-index="32" draw:style-name="gr11" draw:text-style-name="P2" svg:x1="6.893cm" svg:y1="1.574cm" svg:x2="13.839cm" svg:y2="0.032cm"><text:p/></draw:line><draw:frame text:anchor-type="paragraph" draw:z-index="36" draw:style-name="gr13" svg:width="1.14cm" svg:height="0.546cm" svg:x="9.019cm" svg:y="0.108cm"><draw:text-box><text:p>tcp</text:p></draw:text-box></draw:frame>一个线的结构：</text:p>
      <text:p text:style-name="P1"><draw:line text:anchor-type="paragraph" draw:z-index="46" draw:style-name="gr18" draw:text-style-name="P2" svg:x1="0.362cm" svg:y1="0.599cm" svg:x2="16.768cm" svg:y2="0.393cm"><text:p/></draw:line></text:p>
      <text:p text:style-name="P1"><draw:frame text:anchor-type="paragraph" draw:z-index="37" draw:style-name="gr14" svg:width="0.856cm" svg:height="0.618cm" svg:x="10.236cm" svg:y="0.168cm"><draw:text-box><text:p>udp</text:p></draw:text-box></draw:frame></text:p>
      <text:p text:style-name="P1"><draw:custom-shape text:anchor-type="paragraph" draw:z-index="20" draw:style-name="gr4" svg:width="2.543cm" svg:height="1.452cm" svg:x="5.595cm" svg:y="0.106cm"><text:p>dispatch_serv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15" draw:style-name="gr4" svg:width="2.543cm" svg:height="1.452cm" svg:x="5.674cm" svg:y="7.071cm"><text:p>connect_serv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style-name="gr5" draw:text-style-name="P2" svg:width="2.8cm" svg:height="1.867cm" svg:x="5.546cm" svg:y="2.383cm"><text:p text:style-name="P2">logic_serv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style-name="gr4" svg:width="2.543cm" svg:height="1.452cm" svg:x="13.139cm" svg:y="0.857cm"><text:p>log_serv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style-name="gr4" svg:width="2.543cm" svg:height="1.452cm" svg:x="13.139cm" svg:y="2.57cm"><text:p>map_serv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style-name="gr4" svg:width="2.543cm" svg:height="1.452cm" svg:x="13.139cm" svg:y="4.332cm"><text:p>other_server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1" draw:style-name="gr2" draw:text-style-name="P2" svg:x1="6.92cm" svg:y1="4.249cm" svg:x2="6.998cm" svg:y2="7.071cm"><text:p/></draw:line><draw:line text:anchor-type="paragraph" draw:z-index="22" draw:style-name="gr2" draw:text-style-name="P2" svg:x1="6.944cm" svg:y1="1.071cm" svg:x2="6.944cm" svg:y2="2.383cm"><text:p/></draw:line><draw:line text:anchor-type="paragraph" draw:z-index="23" draw:style-name="gr2" draw:text-style-name="P2" svg:x1="8.345cm" svg:y1="3.186cm" svg:x2="13.139cm" svg:y2="1.579cm"><text:p/></draw:line><draw:line text:anchor-type="paragraph" draw:z-index="24" draw:style-name="gr2" draw:text-style-name="P2" svg:x1="8.345cm" svg:y1="3.186cm" svg:x2="13.139cm" svg:y2="3.394cm"><text:p/></draw:line><draw:line text:anchor-type="paragraph" draw:z-index="25" draw:style-name="gr2" draw:text-style-name="P2" svg:x1="8.345cm" svg:y1="3.186cm" svg:x2="13.139cm" svg:y2="5.234cm"><text:p/></draw:line><draw:frame text:anchor-type="paragraph" draw:z-index="26" draw:style-name="gr6" svg:width="1.167cm" svg:height="0.727cm" svg:x="6.944cm" svg:y="1.215cm"><draw:text-box><text:p>bus</text:p></draw:text-box></draw:frame><draw:frame text:anchor-type="paragraph" draw:z-index="27" draw:style-name="gr6" svg:width="1.011cm" svg:height="0.727cm" svg:x="6.997cm" svg:y="5.362cm"><draw:text-box><text:p>bus</text:p></draw:text-box></draw:frame><draw:frame text:anchor-type="paragraph" draw:z-index="28" draw:style-name="gr7" svg:width="2.281cm" svg:height="1.479cm" svg:x="9.433cm" svg:y="2.589cm"><draw:text-box><text:p>bus</text:p></draw:text-box></draw:frame><draw:frame text:anchor-type="paragraph" draw:z-index="29" draw:style-name="gr8" svg:width="1.011cm" svg:height="0.597cm" svg:x="11.014cm" svg:y="2.798cm"><draw:text-box><text:p>bus</text:p></draw:text-box></draw:frame><draw:frame text:anchor-type="paragraph" draw:z-index="30" draw:style-name="gr9" svg:width="1.038cm" svg:height="0.805cm" svg:x="9.693cm" svg:y="3.833cm"><draw:text-box><text:p>bus</text:p></draw:text-box></draw:frame><draw:line text:anchor-type="paragraph" draw:z-index="33" draw:style-name="gr12" draw:text-style-name="P2" svg:x1="6.815cm" svg:y1="8.523cm" svg:x2="4.12cm" svg:y2="9.768cm"><text:p/></draw:line><draw:line text:anchor-type="paragraph" draw:z-index="34" draw:style-name="gr12" draw:text-style-name="P2" svg:x1="6.815cm" svg:y1="8.523cm" svg:x2="6.789cm" svg:y2="10.234cm"><text:p/></draw:line><draw:line text:anchor-type="paragraph" draw:z-index="35" draw:style-name="gr12" draw:text-style-name="P2" svg:x1="6.816cm" svg:y1="8.523cm" svg:x2="9.33cm" svg:y2="9.924cm"><text:p/></draw:line><draw:frame text:anchor-type="paragraph" draw:z-index="38" draw:style-name="gr15" svg:width="0.83cm" svg:height="0.623cm" svg:x="4.586cm" svg:y="8.856cm"><draw:text-box><text:p>tcp</text:p></draw:text-box></draw:frame><draw:frame text:anchor-type="paragraph" draw:z-index="39" draw:style-name="gr16" svg:width="0.597cm" svg:height="0.571cm" svg:x="6.375cm" svg:y="9.479cm"><draw:text-box><text:p>tcp</text:p></draw:text-box></draw:frame><draw:frame text:anchor-type="paragraph" draw:z-index="40" draw:style-name="gr17" svg:width="0.832cm" svg:height="0.675cm" svg:x="8.292cm" svg:y="9.038cm"><draw:text-box><text:p>tcp</text:p></draw:text-box></draw:frame><draw:custom-shape text:anchor-type="paragraph" draw:z-index="43" draw:style-name="gr5" draw:text-style-name="P2" svg:width="1.193cm" svg:height="6.869cm" svg:x="0.776cm" svg:y="0.771cm"><text:p text:style-name="P2">Env</text:p><text:p text:style-name="P2">运行环境</text:p><text:p text:style-name="P2">共享内存</text:p><draw:enhanced-geometry svg:viewBox="0 0 21600 21600" draw:type="rectangle" draw:enhanced-path="M 0 0 L 21600 0 21600 21600 0 21600 0 0 Z N"/></draw:custom-shape><draw:line text:anchor-type="paragraph" draw:z-index="44" draw:style-name="gr2" draw:text-style-name="P2" svg:x1="0.466cm" svg:y1="0.228cm" svg:x2="0.413cm" svg:y2="0.279cm"><text:p/></draw:line><draw:line text:anchor-type="paragraph" draw:z-index="45" draw:style-name="gr18" draw:text-style-name="P2" svg:x1="0.18cm" svg:y1="8.936cm" svg:x2="16.639cm" svg:y2="8.701cm"><text:p/></draw:line><draw:frame text:anchor-type="paragraph" draw:z-index="47" draw:style-name="gr19" draw:text-style-name="P3" svg:width="1.983cm" svg:height="6.688cm" svg:x="2.681cm" svg:y="0.977cm"><draw:text-box><text:p text:style-name="P3"><text:span text:style-name="T2">虚线内是单台服务器提供的完整单线。机器内部使用</text:span><text:span text:style-name="T2">BUS</text:span><text:span text:style-name="T2">以及共享内存参数通信；机器外使用</text:span><text:span text:style-name="T2">TCP</text:span><text:span text:style-name="T2">以及</text:span><text:span text:style-name="T2">UDP</text:span><text:span text:style-name="T2">通信</text:span></text:p></draw:text-box></draw:frame><draw:custom-shape text:anchor-type="paragraph" draw:z-index="48" draw:style-name="gr4" svg:width="1.324cm" svg:height="0.752cm" svg:x="3.316cm" svg:y="9.686cm"><text:p>c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style-name="gr4" svg:width="1.738cm" svg:height="0.779cm" svg:x="6.011cm" svg:y="10.022cm"><text:p>c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4" svg:width="1.996cm" svg:height="0.696cm" svg:x="8.604cm" svg:y="9.924cm"><text:p>c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iming </meta:initial-creator>
    <meta:creation-date>2012-12-22T15:51:20</meta:creation-date>
    <dc:date>2012-12-22T16:38:07</dc:date>
    <dc:creator>leiming </dc:creator>
    <meta:editing-duration>PT00H41M26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1" meta:paragraph-count="5" meta:word-count="119" meta:character-count="271"/>
  </office:meta>
</office:document-meta>
</file>